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vertical-align="middle"/>
    </style:style>
    <style:style style:name="gr2" style:family="graphic" style:parent-style-name="standard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="solid" draw:fill-color="#ccffcc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1.452cm"/>
    </style:style>
    <style:style style:name="gr8" style:family="graphic" style:parent-style-name="standard">
      <style:graphic-properties draw:stroke="none" draw:fill="none" fo:min-height="1.465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font-weight="bold"/>
    </style:style>
    <style:style style:name="P4" style:family="paragraph">
      <style:paragraph-properties fo:text-align="center"/>
      <style:text-properties fo:font-size="28pt" fo:font-weight="bold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6" draw:id="id16" draw:layer="layout" svg:width="6.1cm" svg:height="1.5cm" svg:x="10.1cm" svg:y="2.9cm">
          <text:p text:style-name="P1">AppSchema</text:p>
        </draw:rect>
        <draw:rect draw:style-name="gr1" draw:text-style-name="P1" xml:id="id13" draw:id="id13" draw:layer="layout" svg:width="6.1cm" svg:height="1.5cm" svg:x="5.9cm" svg:y="7.3cm">
          <text:p text:style-name="P1">AppQuery</text:p>
        </draw:rect>
        <draw:rect draw:style-name="gr1" draw:text-style-name="P1" xml:id="id15" draw:id="id15" draw:layer="layout" svg:width="6.1cm" svg:height="1.5cm" svg:x="14.6cm" svg:y="7.3cm">
          <text:p text:style-name="P1">AppMuations</text:p>
        </draw:rect>
        <draw:g xml:id="id11" draw:id="id11">
          <draw:rect draw:style-name="gr2" draw:text-style-name="P2" draw:layer="layout" svg:width="17.3cm" svg:height="14.6cm" svg:x="17.9cm" svg:y="13.8cm">
            <text:p/>
          </draw:rect>
          <draw:g>
            <draw:rect draw:style-name="gr3" draw:text-style-name="P1" xml:id="id10" draw:id="id10" draw:layer="layout" svg:width="6.1cm" svg:height="1.5cm" svg:x="19.2cm" svg:y="24.8cm">
              <text:p text:style-name="P1">IPointRepository</text:p>
            </draw:rect>
            <draw:rect draw:style-name="gr3" draw:text-style-name="P1" xml:id="id2" draw:id="id2" draw:layer="layout" svg:width="6.1cm" svg:height="1.5cm" svg:x="19.2cm" svg:y="16.8cm">
              <text:p text:style-name="P1">ILabRepository</text:p>
            </draw:rect>
            <draw:rect draw:style-name="gr3" draw:text-style-name="P1" xml:id="id4" draw:id="id4" draw:layer="layout" svg:width="6.1cm" svg:height="1.5cm" svg:x="19.2cm" svg:y="18.9cm">
              <text:p text:style-name="P1">IProjectRepository</text:p>
            </draw:rect>
            <draw:rect draw:style-name="gr3" draw:text-style-name="P1" xml:id="id6" draw:id="id6" draw:layer="layout" svg:width="6.1cm" svg:height="1.5cm" svg:x="19.2cm" svg:y="20.9cm">
              <text:p text:style-name="P1">ISeriesRepository</text:p>
            </draw:rect>
            <draw:rect draw:style-name="gr3" draw:text-style-name="P1" xml:id="id8" draw:id="id8" draw:layer="layout" svg:width="6.1cm" svg:height="1.5cm" svg:x="19.2cm" svg:y="22.9cm">
              <text:p text:style-name="P1">IListRepository</text:p>
            </draw:rect>
            <draw:rect draw:style-name="gr4" draw:text-style-name="P1" xml:id="id9" draw:id="id9" draw:layer="layout" svg:width="6.1cm" svg:height="1.5cm" svg:x="27.6cm" svg:y="24.8cm">
              <text:p text:style-name="P1">PointRepository</text:p>
            </draw:rect>
            <draw:rect draw:style-name="gr4" draw:text-style-name="P1" xml:id="id1" draw:id="id1" draw:layer="layout" svg:width="6.1cm" svg:height="1.5cm" svg:x="27.6cm" svg:y="16.8cm">
              <text:p text:style-name="P1">LabRepository</text:p>
            </draw:rect>
            <draw:rect draw:style-name="gr4" draw:text-style-name="P1" xml:id="id3" draw:id="id3" draw:layer="layout" svg:width="6.1cm" svg:height="1.5cm" svg:x="27.6cm" svg:y="18.9cm">
              <text:p text:style-name="P1">ProjectRepository</text:p>
            </draw:rect>
            <draw:rect draw:style-name="gr4" draw:text-style-name="P1" xml:id="id5" draw:id="id5" draw:layer="layout" svg:width="6.1cm" svg:height="1.5cm" svg:x="27.6cm" svg:y="20.9cm">
              <text:p text:style-name="P1">SeriesRepository</text:p>
            </draw:rect>
            <draw:rect draw:style-name="gr4" draw:text-style-name="P1" xml:id="id7" draw:id="id7" draw:layer="layout" svg:width="6.1cm" svg:height="1.5cm" svg:x="27.6cm" svg:y="22.9cm">
              <text:p text:style-name="P1">ListRepository</text:p>
            </draw:rect>
            <draw:connector draw:style-name="gr5" draw:text-style-name="P2" draw:layer="layout" svg:x1="27.6cm" svg:y1="17.55cm" svg:x2="25.3cm" svg:y2="17.55cm" draw:start-shape="id1" draw:start-glue-point="3" draw:end-shape="id2" draw:end-glue-point="1" svg:d="M27600 17550h-2300">
              <text:p/>
            </draw:connector>
            <draw:connector draw:style-name="gr5" draw:text-style-name="P2" draw:layer="layout" svg:x1="27.6cm" svg:y1="19.65cm" svg:x2="25.3cm" svg:y2="19.65cm" draw:start-shape="id3" draw:start-glue-point="3" draw:end-shape="id4" draw:end-glue-point="1" svg:d="M27600 19650h-2300">
              <text:p/>
            </draw:connector>
            <draw:connector draw:style-name="gr5" draw:text-style-name="P2" draw:layer="layout" svg:x1="27.6cm" svg:y1="21.65cm" svg:x2="25.3cm" svg:y2="21.65cm" draw:start-shape="id5" draw:start-glue-point="3" draw:end-shape="id6" draw:end-glue-point="1" svg:d="M27600 21650h-2300">
              <text:p/>
            </draw:connector>
            <draw:connector draw:style-name="gr5" draw:text-style-name="P2" draw:layer="layout" svg:x1="27.6cm" svg:y1="23.65cm" svg:x2="25.3cm" svg:y2="23.65cm" draw:start-shape="id7" draw:start-glue-point="3" draw:end-shape="id8" draw:end-glue-point="1" svg:d="M27600 23650h-2300">
              <text:p/>
            </draw:connector>
            <draw:connector draw:style-name="gr5" draw:text-style-name="P2" draw:layer="layout" svg:x1="27.6cm" svg:y1="25.55cm" svg:x2="25.3cm" svg:y2="25.55cm" draw:start-shape="id9" draw:start-glue-point="3" draw:end-shape="id10" svg:d="M27600 25550h-2300">
              <text:p/>
            </draw:connector>
          </draw:g>
          <draw:frame draw:style-name="gr6" draw:text-style-name="P3" draw:layer="layout" svg:width="4.346cm" svg:height="0.983cm" svg:x="23.9cm" svg:y="14.4cm">
            <draw:text-box>
              <text:p text:style-name="P3">Repositories</text:p>
            </draw:text-box>
          </draw:frame>
        </draw:g>
        <draw:g xml:id="id12" draw:id="id12">
          <draw:rect draw:style-name="gr2" draw:text-style-name="P2" draw:layer="layout" svg:width="9.3cm" svg:height="13.2cm" svg:x="4.3cm" svg:y="14.5cm">
            <text:p/>
          </draw:rect>
          <draw:rect draw:style-name="gr4" draw:text-style-name="P1" draw:layer="layout" svg:width="6.1cm" svg:height="1.5cm" svg:x="5.8cm" svg:y="24.4cm">
            <text:p text:style-name="P1">PointType</text:p>
          </draw:rect>
          <draw:rect draw:style-name="gr4" draw:text-style-name="P1" draw:layer="layout" svg:width="6.1cm" svg:height="1.5cm" svg:x="5.8cm" svg:y="16.4cm">
            <text:p text:style-name="P1">LabType</text:p>
          </draw:rect>
          <draw:rect draw:style-name="gr4" draw:text-style-name="P1" draw:layer="layout" svg:width="6.1cm" svg:height="1.5cm" svg:x="5.8cm" svg:y="18.5cm">
            <text:p text:style-name="P1">ProjectType</text:p>
          </draw:rect>
          <draw:rect draw:style-name="gr4" draw:text-style-name="P1" draw:layer="layout" svg:width="6.1cm" svg:height="1.5cm" svg:x="5.8cm" svg:y="20.5cm">
            <text:p text:style-name="P1">SeriesType</text:p>
          </draw:rect>
          <draw:rect draw:style-name="gr4" draw:text-style-name="P1" draw:layer="layout" svg:width="6.1cm" svg:height="1.5cm" svg:x="5.8cm" svg:y="22.5cm">
            <text:p text:style-name="P1">ListType</text:p>
          </draw:rect>
          <draw:frame draw:style-name="gr7" draw:text-style-name="P3" draw:layer="layout" svg:width="6.6cm" svg:height="1.715cm" svg:x="5.6cm" svg:y="14.885cm">
            <draw:text-box>
              <text:p text:style-name="P3">ObjectGraphTypes</text:p>
            </draw:text-box>
          </draw:frame>
        </draw:g>
        <draw:connector draw:style-name="gr5" draw:text-style-name="P2" draw:layer="layout" svg:x1="17.9cm" svg:y1="21.1cm" svg:x2="13.6cm" svg:y2="21.1cm" draw:start-shape="id11" draw:start-glue-point="3" draw:end-shape="id12" svg:d="M17900 21100h-4300">
          <text:p/>
        </draw:connector>
        <draw:frame draw:style-name="gr6" draw:text-style-name="P3" draw:layer="layout" svg:width="2.161cm" svg:height="0.983cm" svg:x="14.539cm" svg:y="19.817cm">
          <draw:text-box draw:corner-radius="0.3cm">
            <text:p text:style-name="P3">Inject</text:p>
          </draw:text-box>
        </draw:frame>
        <draw:connector draw:style-name="gr5" draw:text-style-name="P2" draw:layer="layout" svg:x1="8.95cm" svg:y1="14.5cm" svg:x2="8.95cm" svg:y2="8.8cm" draw:start-shape="id12" draw:start-glue-point="0" draw:end-shape="id13" draw:end-glue-point="2" svg:d="M8950 14500v-5700">
          <text:p/>
        </draw:connector>
        <draw:g xml:id="id14" draw:id="id14">
          <draw:rect draw:style-name="gr4" draw:text-style-name="P1" draw:layer="layout" svg:width="6.1cm" svg:height="1.5cm" svg:x="26.5cm" svg:y="6.5cm">
            <text:p text:style-name="P1">LabInputType</text:p>
          </draw:rect>
          <draw:rect draw:style-name="gr4" draw:text-style-name="P1" draw:layer="layout" svg:width="6.1cm" svg:height="1.5cm" svg:x="26.5cm" svg:y="8.6cm">
            <text:p text:style-name="P1">ProjectInputType</text:p>
          </draw:rect>
          <draw:rect draw:style-name="gr2" draw:text-style-name="P2" draw:layer="layout" svg:width="8cm" svg:height="6.3cm" svg:x="25.7cm" svg:y="4.9cm">
            <text:p/>
          </draw:rect>
          <draw:frame draw:style-name="gr8" draw:text-style-name="P3" draw:layer="layout" svg:width="7.7cm" svg:height="1.715cm" svg:x="25.9cm" svg:y="5.216cm">
            <draw:text-box>
              <text:p text:style-name="P3">InputObjectGraphTypes</text:p>
            </draw:text-box>
          </draw:frame>
        </draw:g>
        <draw:connector draw:style-name="gr5" draw:text-style-name="P2" draw:layer="layout" svg:x1="25.7cm" svg:y1="8.05cm" svg:x2="20.7cm" svg:y2="8.05cm" draw:start-shape="id14" draw:start-glue-point="3" draw:end-shape="id15" draw:end-glue-point="1" svg:d="M25700 8050h-5000">
          <text:p/>
        </draw:connector>
        <draw:connector draw:style-name="gr5" draw:text-style-name="P2" draw:layer="layout" svg:x1="8.95cm" svg:y1="7.3cm" svg:x2="13.15cm" svg:y2="4.4cm" draw:start-shape="id13" draw:start-glue-point="0" draw:end-shape="id16" draw:end-glue-point="2" svg:d="M8950 7300v-1450h4200v-1450">
          <text:p/>
        </draw:connector>
        <draw:connector draw:style-name="gr5" draw:text-style-name="P2" draw:layer="layout" svg:x1="17.65cm" svg:y1="7.3cm" svg:x2="13.15cm" svg:y2="4.4cm" draw:start-shape="id15" draw:start-glue-point="0" draw:end-shape="id16" draw:end-glue-point="2" svg:d="M17650 7300v-1450h-4500v-1450">
          <text:p/>
        </draw:connector>
        <draw:connector draw:style-name="gr5" draw:text-style-name="P2" draw:layer="layout" svg:x1="26.55cm" svg:y1="13.8cm" svg:x2="29.7cm" svg:y2="11.2cm" draw:start-shape="id11" draw:start-glue-point="0" draw:end-shape="id14" draw:end-glue-point="2" svg:d="M26550 13800v-1300h3150v-1300">
          <text:p/>
        </draw:connector>
        <draw:frame draw:style-name="gr6" draw:text-style-name="P3" draw:layer="layout" svg:width="2.161cm" svg:height="0.983cm" svg:x="30.139cm" svg:y="11.917cm">
          <draw:text-box draw:corner-radius="0.3cm">
            <text:p text:style-name="P3">Inject</text:p>
          </draw:text-box>
        </draw:frame>
        <draw:custom-shape draw:style-name="gr9" draw:text-style-name="P4" xml:id="id17" draw:id="id17" draw:layer="layout" svg:width="5.2cm" svg:height="6.2cm" svg:x="38.8cm" svg:y="18cm">
          <text:p text:style-name="P4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2" draw:layer="layout" svg:x1="35.2cm" svg:y1="21.1cm" svg:x2="38.8cm" svg:y2="21.1cm" draw:start-shape="id11" draw:start-glue-point="1" draw:end-shape="id17" svg:d="M35200 21100h3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15T22:37:30.44</meta:creation-date>
    <dc:date>2021-05-15T22:57:51.30</dc:date>
    <meta:editing-duration>PT5M8S</meta:editing-duration>
    <meta:editing-cycles>1</meta:editing-cycles>
    <meta:document-statistic meta:object-count="45"/>
    <meta:generator>OpenOffice/4.1.7$Win32 OpenOffice.org_project/417m1$Build-9800</meta:generator>
  </office:meta>
</office:document-meta>
</file>